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0D25C8E4071B6D93C38.png" manifest:media-type="image/png"/>
  <manifest:file-entry manifest:full-path="Pictures/1000000100000283000000D2FB013F24B82AD04F.png" manifest:media-type="image/png"/>
  <manifest:file-entry manifest:full-path="Pictures/1000000100000278000000C602C3791A8C45975B.png" manifest:media-type="image/png"/>
  <manifest:file-entry manifest:full-path="Pictures/1000000100000203000001081D63B00CEBC7B67A.png" manifest:media-type="image/png"/>
  <manifest:file-entry manifest:full-path="Pictures/10000001000002030000009CFBF94836F961C5F9.png" manifest:media-type="image/png"/>
  <manifest:file-entry manifest:full-path="Pictures/10000001000002030000009CEA482E5990D0A2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07bd" officeooo:paragraph-rsid="001f07bd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)</text:p>
      <text:p text:style-name="P1"/>
      <text:p text:style-name="P1"/>
      <text:p text:style-name="P1"><draw:frame draw:style-name="fr2" draw:name="Image1" text:anchor-type="char" svg:width="13.626cm" svg:height="4.128cm" draw:z-index="0"><draw:image xlink:href="Pictures/10000001000002030000009CEA482E5990D0A2A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Question 2)</text:p>
      <text:p text:style-name="P1"/>
      <text:p text:style-name="P1"/>
      <text:p text:style-name="P1"><draw:frame draw:style-name="fr2" draw:name="Image2" text:anchor-type="char" svg:width="13.626cm" svg:height="4.128cm" draw:z-index="1"><draw:image xlink:href="Pictures/10000001000002030000009CFBF94836F961C5F9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3)</text:p>
      <text:p text:style-name="P1"><text:s text:c="4"/></text:p>
      <text:p text:style-name="P1"/>
      <text:p text:style-name="P1"><draw:frame draw:style-name="fr2" draw:name="Image3" text:anchor-type="char" svg:width="13.626cm" svg:height="6.985cm" draw:z-index="2"><draw:image xlink:href="Pictures/1000000100000203000001081D63B00CEBC7B67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Question 4)</text:p>
      <text:p text:style-name="P1"/>
      <text:p text:style-name="P1"/>
      <text:p text:style-name="P1"><draw:frame draw:style-name="fr2" draw:name="Image4" text:anchor-type="char" svg:width="16.722cm" svg:height="5.239cm" draw:z-index="3"><draw:image xlink:href="Pictures/1000000100000278000000C602C3791A8C45975B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Question 5)</text:p>
      <text:p text:style-name="P1"/>
      <text:p text:style-name="P1"/>
      <text:p text:style-name="P1"><draw:frame draw:style-name="fr1" draw:name="Image5" text:anchor-type="char" svg:width="17cm" svg:height="5.551cm" draw:z-index="4"><draw:image xlink:href="Pictures/1000000100000283000000D2FB013F24B82AD04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Question 6)</text:p>
      <text:p text:style-name="P1"/>
      <text:p text:style-name="P1"/>
      <text:p text:style-name="P1"><draw:frame draw:style-name="fr1" draw:name="Image6" text:anchor-type="char" svg:width="17cm" svg:height="5.551cm" draw:z-index="5"><draw:image xlink:href="Pictures/1000000100000283000000D25C8E4071B6D93C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4:01:46.771604348</meta:creation-date>
    <dc:date>2024-03-10T14:10:48.572735221</dc:date>
    <meta:editing-duration>PT9M7S</meta:editing-duration>
    <meta:editing-cycles>1</meta:editing-cycles>
    <meta:document-statistic meta:table-count="0" meta:image-count="6" meta:object-count="0" meta:page-count="3" meta:paragraph-count="12" meta:word-count="12" meta:character-count="75" meta:non-whitespace-character-count="60"/>
    <meta:generator>LibreOffice/7.3.7.2$Linux_X86_64 LibreOffice_project/30$Build-2</meta:generator>
  </office:meta>
</office:document-meta>
</file>